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2000’s Video Game History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Because I am but a mere child, and did not exist in the 90’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ideo Game Pioneer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ii Sports (Sold like 90 million copies and was completely motion controlled)</text:p>
              </text:list-item>
              <text:list-item>
                <text:p>Crysis (Brought computers to their knees, and pushed game graphics forward)</text:p>
              </text:list-item>
              <text:list-item>
                <text:p>Mirror's Edge (Entirely new genre, of first person parkour or “platforming”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ileston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evelopment of HD games by the end of the decade</text:p>
              </text:list-item>
              <text:list-item>
                <text:p>Finalize the switch to 3D games</text:p>
              </text:list-item>
              <text:list-item>
                <text:p>Introduction of the Xbox from Microsof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table Gam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ario Kart Wii (My childhood)</text:p>
              </text:list-item>
              <text:list-item>
                <text:p>Angry Birds</text:p>
              </text:list-item>
              <text:list-item>
                <text:p>Minecraft</text:p>
              </text:list-item>
              <text:list-item>
                <text:p>Club Pengu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ame Conso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laystation 2 (2000)</text:p>
              </text:list-item>
              <text:list-item>
                <text:p>Xbox (2001)</text:p>
                <text:p/>
              </text:list-item>
              <text:list-item>
                <text:p>What more is there to say? They’re still alive and kick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C &amp; MAC Mileston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orld of Warcraft (Pushed Multiplayer farther than anything previous)</text:p>
              </text:list-item>
              <text:list-item>
                <text:p>Steam became a thing</text:p>
              </text:list-item>
              <text:list-item>
                <text:p>Facebook games also became a thing (Although whether or not it’s a good thing is probably up for debat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Oh wow you made it!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22:13:52.558186107</meta:creation-date>
    <meta:editing-duration>PT4M2S</meta:editing-duration>
    <meta:editing-cycles>2</meta:editing-cycles>
    <meta:generator>LibreOffice/6.4.6.2$Linux_X86_64 LibreOffice_project/40$Build-2</meta:generator>
    <dc:title>Midnightblue</dc:title>
    <dc:date>2021-01-14T22:38:14.864446689</dc:date>
    <meta:document-statistic meta:object-count="75"/>
  </office:meta>
</office:document-meta>
</file>